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text-properties officeooo:rsid="0013f01a" officeooo:paragraph-rsid="0013f01a"/>
    </style:style>
    <style:style style:name="P2" style:family="paragraph" style:parent-style-name="Standard">
      <style:text-properties officeooo:rsid="00158cdf" officeooo:paragraph-rsid="00158cdf"/>
    </style:style>
    <style:style style:name="P3" style:family="paragraph" style:parent-style-name="Standard">
      <style:text-properties officeooo:rsid="0016ccb7" officeooo:paragraph-rsid="0016ccb7"/>
    </style:style>
    <style:style style:name="P4" style:family="paragraph" style:parent-style-name="Standard">
      <style:text-properties officeooo:rsid="00181694" officeooo:paragraph-rsid="00181694"/>
    </style:style>
    <style:style style:name="P5" style:family="paragraph" style:parent-style-name="Standard">
      <style:text-properties officeooo:rsid="0016ccb7" officeooo:paragraph-rsid="0016ccb7"/>
    </style:style>
    <style:style style:name="P6" style:family="paragraph" style:parent-style-name="Standard">
      <style:text-properties officeooo:rsid="001af43a" officeooo:paragraph-rsid="001af43a"/>
    </style:style>
    <style:style style:name="P7" style:family="paragraph" style:parent-style-name="Standard">
      <style:text-properties officeooo:rsid="001d00b8" officeooo:paragraph-rsid="001d00b8"/>
    </style:style>
    <style:style style:name="P8" style:family="paragraph" style:parent-style-name="Standard">
      <style:text-properties officeooo:rsid="001e07f0" officeooo:paragraph-rsid="001e07f0"/>
    </style:style>
    <style:style style:name="P9" style:family="paragraph" style:parent-style-name="Standard">
      <style:text-properties officeooo:rsid="001ee326" officeooo:paragraph-rsid="001ee326"/>
    </style:style>
    <style:style style:name="P10" style:family="paragraph" style:parent-style-name="Standard">
      <style:text-properties officeooo:rsid="00201853" officeooo:paragraph-rsid="00201853"/>
    </style:style>
    <style:style style:name="T1" style:family="text">
      <style:text-properties officeooo:rsid="0015dbd2"/>
    </style:style>
    <style:style style:name="T2" style:family="text">
      <style:text-properties officeooo:rsid="001a1fb7"/>
    </style:style>
    <style:style style:name="T3" style:family="text">
      <style:text-properties officeooo:rsid="001af43a"/>
    </style:style>
    <style:style style:name="T4" style:family="text">
      <style:text-properties fo:color="#ff0000"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Object_20_index_20_heading">2. Macro</text:p>
      <text:p text:style-name="P1"/>
      <text:p text:style-name="P2">주요내용</text:p>
      <text:p text:style-name="P2">-구문규칙</text:p>
      <text:p text:style-name="P2">-내부적으로 정의된 매크로</text:p>
      <text:p text:style-name="P2">-명령 행에서 매크로 정의</text:p>
      <text:p text:style-name="P2">-셸 변수</text:p>
      <text:p text:style-name="P2">-매크로 할당 우선순위</text:p>
      <text:p text:style-name="P2">-기본 설정에서 환경변수 사용</text:p>
      <text:p text:style-name="P2">-매크로 문자열 치환</text:p>
      <text:p text:style-name="P2">-필요 항목과 타깃용 내부 매크로</text:p>
      <text:p text:style-name="P2"/>
      <text:p text:style-name="P2"/>
      <text:p text:style-name="P2">제1장에서 소개한 기술 파일에는 같은 내용을 반복하는 경우가 많았다. 이런 짧은 예제에서도 반복되는 내용이 많다면, 타깃들이 수십 개의 파일들에 종속되거나 여러 개의 서로 다른 버전으로 만들어지기 마련이 실제 프로젝트의 기술 파일에서 반복되는 텍스트의 양은 실로 엄청날 것이라고 생각할 수 있다. 그러나 실제 사용되는 표현할 수 있는 것은 make가 지닌 강력한 두 가지 기능, 매크로와 확장자 규칙 덕분에 가능하다. 이 장에서 먼저 매크로를 살펴본 다음, 3장에서 확장자 규칙을 설명하겠다.</text:p>
      <text:p text:style-name="P2"/>
      <text:p text:style-name="P2">기술 파일에 아래와 같은 방식으로 매크로를 저의하자.</text:p>
      <text:p text:style-name="P2"/>
      <text:p text:style-name="P2"><text:tab/><text:span text:style-name="T1">n</text:span>ame = text string</text:p>
      <text:p text:style-name="P2"/>
      <text:p text:style-name="P3">이후</text:p>
      <text:p text:style-name="P3"/>
      <text:p text:style-name="P3"><text:tab/>$(name)</text:p>
      <text:p text:style-name="P3">나</text:p>
      <text:p text:style-name="P3"><text:tab/>${name}</text:p>
      <text:p text:style-name="P3"/>
      <text:p text:style-name="P3">와 같이 기술한 부분은 다음 내용과 같은 내용이라 생각할 수 있다.</text:p>
      <text:p text:style-name="P3"><text:tab/>text string</text:p>
      <text:p text:style-name="P3">그러면 다음의 내용을 보자. 이것은 모두 유효한 매크로의 정의이다.</text:p>
      <text:p text:style-name="P3"/>
      <text:p text:style-name="P3"><text:tab/>LIBES = -lx11</text:p>
      <text:p text:style-name="P3"><text:tab/>objs = drawable.o plot_points.o root_data.o</text:p>
      <text:p text:style-name="P3"><text:tab/>CC =/usr/fred/cc</text:p>
      <text:p text:style-name="P3"><text:tab/>23 = “This is the (23)rd run”</text:p>
      <text:p text:style-name="P3"><text:tab/>OPT =</text:p>
      <text:p text:style-name="P3"><text:tab/>DEBUG_FLAG = #empty now, but assign -g for debugging (현재는 설정하지 않았으나 디버깅하려면 -g를 저정해야 한다 : make는 # 이하 이 문장을 무시한다 – 옮긴이)</text:p>
      <text:p text:style-name="P3"><text:tab/>BINDIR = /usr/local/bin</text:p>
      <text:p text:style-name="P3"/>
      <text:p text:style-name="P3">그러면 위와 같은 매크로를 정의한 기술 파일에 아래와 같은 내용이 들어갔다고 생각해 보자.</text:p>
      <text:p text:style-name="P3"/>
      <text:p text:style-name="P3"><text:tab/>plot : ${objs}</text:p>
      <text:p text:style-name="P3"><text:tab/><text:tab/>${CC} -o plot ${DEBUG_FLAG} ${objs} ${LIBES}</text:p>
      <text:p text:style-name="P3"><text:tab/><text:tab/>mv plot ${BINDIR}</text:p>
      <text:p text:style-name="P3"><text:soft-page-break/>make plot을 실행하면 명령은 다음과 같이 실행된다.</text:p>
      <text:p text:style-name="P3"><text:tab/>/usr/fred/cc -o plot drawable.o plot_point.o root_data.o -lx11</text:p>
      <text:p text:style-name="P3"><text:tab/>mv plot /usr/fred/bin</text:p>
      <text:p text:style-name="P3"/>
      <text:p text:style-name="P3">위의 예제에서 매크로를 사용해야 하는 이유를 쉽게 깨달을 수 있다. 먼저, 매크로를 사용하면 기술 파일에 반복해서 나타나는 파일들이나 명령 옵션들을 쉽게 참조 할 수 있다. 위 예제에서 objs는 plot을 만드는 오브젝트 파일들을, LIBES는 라이브러리들의 디렉토리를 각각 가리킨다. 매크로를 사용하면 일관성을 유지하면서 기술 파일을 쉽게 변경할 수 있다.</text:p>
      <text:p text:style-name="P3"/>
      <text:p text:style-name="P3">또한 매크로를 사용하면 프로그램을 한 번 빌드하고 또 변화를 주어 빌드할 때 편리하다. 예들 들어 위 예제에서 DEBUG_FLAG는 컴파일러가 디버거를 위한 심볼 정보를 만들지 여부를 결정한다.</text:p>
      <text:p text:style-name="P3"/>
      <text:p text:style-name="P3">디렉토리의 경로는 보통 매크로를 사용하여 간단하게 나타낸다. 위 예제의 BINDIR과 같은 매크로는 반복할 때나 빌드한 내용간에 변화를 줄 때 두 경우 모두 유용하다.</text:p>
      <text:p text:style-name="P3"/>
      <text:h text:style-name="Heading_20_1" text:outline-level="1">구문규칙</text:h>
      <text:p text:style-name="P3"/>
      <text:p text:style-name="P3">매크로 정의는 등호(=)를 표함하는 하나의 문장(행)이다. make는 등호 왼쪽의 이름(문자와 숫자의 조합)을 등호 오른쪽의 문자열에 연관시킨다. 한 가지 기억할 것이 있는데, 여기서 문자열을 작은따옴표(‘’)나 큰 따옴표(“”)로 구분해서는 안 된다. 위 예제의 23 정의에서 보았듯이, 따옴표는 문자열의 일부로 포함된다.</text:p>
      <text:p text:style-name="P3"/>
      <text:p text:style-name="P3">샵 기호(#)는 기술 파일의 다른 곳과 마찬가지로 주석문을 시작할 때 사용한다. 매크로와 그 저의는 매우 길게 표시할 수 있다. 매크로 행 역시 명령 행과 마찬가지로 행의 마지막에 역슬래시(\)를 사용하여 행이 다음 줄로 계속 이어진다고 표시할 수 있다. make가 매크로 정의를 명령이나 종속 항목 행 등과 확실하게 구별토록 하려면, 매로의 이름 앞에 탭 문자를 두거나, 등호(=) 앞에 콜론(:)을 두어서는 안된다.</text:p>
      <text:p text:style-name="P3"/>
      <text:p text:style-name="P4">make에서 모든 문자열의 최종 위치는 셸 명령으로 사용하는 것이므로, 여백 뭄ㄴ자(화이트 스페이스)들은 별다른 의미 없이 처리된다. 등호 바로 왼쪽 또는 오른쪽의 공백이나 탭 문자들은 모두 제거된다. 행을 계속 이어가기 위해 역슬래시를 사용하는 경우, make는 이를 하나의 공백 문자로 치환한다. 역슬래시 전후의 모든 공백,탭,개행문자 등은 모두 하나의 공백 문자로 바꿔진다. 이와 같은 특별한 위치를 제외하면, make는 문자열 내의 모든 공백과 탭 문자를 보존한다.</text:p>
      <text:p text:style-name="P4"/>
      <text:p text:style-name="P4">매크로 이름은 보통 대문자로 구성되는데, 특별히 규정이 있는 것이 아니라 관습적으로 그렇게 사용하는 것뿐이다. 앞 절에서 보았듯이, 매크로는 대 소문자나 숫자 심지어 밑줄 등을 자유롭게 조합하여 이름을 지을 수 있다. 때로는 그밖에 다른 구두법 문자도 사용할 수 있지만, 되도록 사용하지 않는 것이 좋다. make가 어떤 특수 문자를 처리할 수 있는지 정확하게 예측하기란 쉽지 않기 때문이다. 특히 역슬래시(\)나 부등호(&gt;)같은 셸 메타문자들은 사용하지 않는 게 상택이다.</text:p>
      <text:p text:style-name="P4"/>
      <text:p text:style-name="P4">매크로를 참조할 때, 즉 make가 매크로를 그 정의로 치환토록 할 때는 매크로를 괄호(())나 중괄호({})로 둘러싸고, 그 앞에 달러 표시($)를 붙인다. 이 책에서는 중괄호를 사용했다. 이는 괄호가 라이브러리들과 관련된 다른 의미를 갖고 있기 때문이다. 여기에 대해서는 ‘제3장.확장자 규칙’에서 설명한다.</text:p>
      <text:p text:style-name="P4"/>
      <text:p text:style-name="P4">문자 한 자로 이뤄진 매크로 이름에는 괄호나 중괄호를 사용할 필요가 없다. 따라서 이런 한 문자 매크로 이름을 사용하는 좋은 습관을 들이도록 권하고 싶다. 예를 들어 아래와 같이 매크로 이름을 정의하며,</text:p>
      <text:p text:style-name="P4"/>
      <text:p text:style-name="P4"><text:soft-page-break/><text:tab/><text:span text:style-name="T2">A = XYZ</text:span></text:p>
      <text:p text:style-name="P4">참조 <text:span text:style-name="T2">$A와 $(A) 그리고 ${A}는 모두 동일하다.</text:span></text:p>
      <text:p text:style-name="P4">아래 예제처럼 매크로 정의 안에 매크로를 포함해도 된다.</text:p>
      <text:p text:style-name="P4"/>
      <text:p text:style-name="P4"><text:tab/><text:span text:style-name="T2">ABC = XYZ</text:span></text:p>
      <text:p text:style-name="P4"><text:tab/><text:span text:style-name="T2">FILE = TEXT.${ABC}</text:span></text:p>
      <text:p text:style-name="P4">여기서 <text:span text:style-name="T2">make는 참조 ${FILE}의 값을 TEXT.XYZ로 읽어낸다.</text:span></text:p>
      <text:p text:style-name="P4"/>
      <text:p text:style-name="P4">등호(<text:span text:style-name="T2">=)표시 이후에 아무런 문자열이 없는 매크로 정의(이 장의 첫 부분에 나온 예제에서 OPT나 DEBUG_FLAG의 경우)에는 널(null)문자열이 할당된다. 따라서 위 예제의 경우 make는 마치 ${DEBUG_FLAG} 참조가 존재하지 않는 것처럼 cc명령 행을 작성한다.</text:span></text:p>
      <text:p text:style-name="P3"/>
      <text:p text:style-name="P3">게다가 매크로를 정의하지 않고 참조할 경우, <text:span text:style-name="T3">make는 그를 널 문자열로 치환한다. 따라서 정의하지 않은 매크로를 사용하였다 해서 make가 오류 메시지를 나타내는 경우는 절대 생기지 않는다.</text:span></text:p>
      <text:p text:style-name="P3"/>
      <text:p text:style-name="P3">매크로를 정의하는 순서 역시 걱정할 필요가 없다. 따라서 매크로를 하나씩 차곡차곡 정의해나가는 작업이 전혀 어렵지 않다(물론 이미 지정한 매크로를 또 정의할 경우 <text:span text:style-name="T3">make가 아주 정확히 종료하면서 불만을 토하며 오류를 알려주기 때문이다). 예를 들어보자.</text:span></text:p>
      <text:p text:style-name="P3"/>
      <text:p text:style-name="P3"><text:tab/><text:span text:style-name="T3">SOURCES = ${MY_SRC} ${SHARED_SRC}</text:span></text:p>
      <text:p text:style-name="P3"><text:tab/><text:span text:style-name="T3">MY_SRC = parse.c search_file.c</text:span></text:p>
      <text:p text:style-name="P3"><text:tab/><text:span text:style-name="T3">SHARED_DIR = /users/b_proj/src</text:span></text:p>
      <text:p text:style-name="P3"><text:tab/><text:span text:style-name="T3">SHARD_SRC = ${SHARED_DIR}/depend.c</text:span></text:p>
      <text:p text:style-name="P6">위의 정의를 어떤 순서대로 지정하더라도, make는 ${SOURCES}를 아래처럼 평가한다.</text:p>
      <text:p text:style-name="P6"><text:tab/>parse.c search_file.c /users/b_proj/src/depend.c</text:p>
      <text:p text:style-name="P6"/>
      <text:p text:style-name="P6">주의할 점이 하나 있다. 매크로는 반드시 사용할 항목보다 먼저 정의해야 한다.</text:p>
      <text:p text:style-name="P6"/>
      <text:p text:style-name="P6">분명 매크로 지정은 상당히 자유로운 작업이지만, 완전히 제멋대로 그 순서를 정할 수 있는 것은 아니다. 어떤 식으로든 일단 매크로 하나를 파일의 일부분에서 정의하고 나면 이를 다시 정의할 수는 없다. make는 항상 파일에서 마지막 정의만을 참조로 사용한다. 만약 매크로를 동적으로 다시 정의하고 싶다면, make를 반복해서 호출하는 방법 외에는 특별한 방법이 없다. 이 주제에 대해서는 ‘제5장.프로젝트 관리’에서 설명한다.</text:p>
      <text:p text:style-name="P6"/>
      <text:p text:style-name="P6">내부적으로 정의된 매크로</text:p>
      <text:p text:style-name="P6"/>
      <text:p text:style-name="P7">make는 수많은 일반 명령들을 매크로로 미리 정의해 놓고 있다. 예를 들어 make는 ${CC}매크로를 항상 C 컴파일러로, ${LD} 매크로를 항상 링커로 인식한다. 이처럼 사전에 정의해 놓은 매크로가 지닌 가장 큰 장점은 확장자 규칙에 대해서는 제3장에서 자세히 알아본다. 하지만 제3장을 익히기 전에 아래와 같은 기술 파일을 만나게 될 경우를 대비해 확장자 규칙과 함께 사용하는 예를 미리 알아놓으면 도움이 될 것이다.</text:p>
      <text:p text:style-name="P7"/>
      <text:p text:style-name="P7"><text:tab/>basic.o : basic.c</text:p>
      <text:p text:style-name="P7"><text:tab/><text:tab/>${CC} -c basic.c</text:p>
      <text:p text:style-name="P7"/>
      <text:p text:style-name="P7">위 예제의 결과는 아래처럼 직접 입력한 경우 결과와 대개 동일하다.</text:p>
      <text:p text:style-name="P7"><text:tab/>basic.o : basic.c</text:p>
      <text:p text:style-name="P7"><text:tab/><text:tab/>cc -c basic.c</text:p>
      <text:p text:style-name="P7"/>
      <text:p text:style-name="P7"><text:soft-page-break/>이 장의 첫 번째 예제를 다시 살펴보라. 누군가 CC를 다시 정의하여 /usr/fred/bin/cc로 평가되도록 미리 저정해 놓았다는 사실을 깨닫게 될 것이다. 매크로를 이용한 이와 같은 작업은 개발환경에서 C 컴파일러처럼 일반적인 설정을 변경할 때 임시로 사용된다. 아마 /usr/fred/bin/cc는 누군가의 개인 컴파일러일 것이다. 대다수 프로그래머는 자신이 사용하는 컴파일러의 안정성에 대해 걱정할 필요는 없는데, 앞의 예제는 다양한 조건에서 서로 다른 여러 사람들이 수행하는 작업을 make의 매크로를 사용하여 지원할 수 있다는 사실을 잘 보여준다.</text:p>
      <text:p text:style-name="P7"/>
      <text:p text:style-name="P8">make는 스스로 매크로로 정의한 각 명령과 관련된 또 다른 매크로를 정의하여 그 명령의 옵션을 확보하기도 한다. 프로그래머들은 대개 c 컴파일러의 옵션은 주로 CFLAGS에, ld의 옵션은 주로 LDFLAGS에 저장한다. 이와 관련해 좀 더 자세한 논의는 ‘제3장,확장자 규칙’에서 설명하겠다. 내부 정의 매크로보다는 확장자 규칙과 더 연관된 내용이기 때문이다.</text:p>
      <text:p text:style-name="P8"/>
      <text:p text:style-name="P8">또한 제3장에서는 내부에서 정의된 모든 매크로들을 make에 <text:span text:style-name="T4">-p</text:span> 옵션을 사용하여 표시하는 방법도 설명한다.</text:p>
      <text:p text:style-name="P8"/>
      <text:h text:style-name="Heading_20_1" text:outline-level="1">명령 행에서 매크로 정의</text:h>
      <text:p text:style-name="P8"/>
      <text:p text:style-name="P9">make 명령 행에서 매크로를 정의할 수 있다. 예를 들어 아래와 같이 실행하면,</text:p>
      <text:p text:style-name="P9"/>
      <text:p text:style-name="P9"><text:tab/>$ make jgref DIR=/usr/proj</text:p>
      <text:p text:style-name="P9"/>
      <text:p text:style-name="P9">make는 /usr/proj 문자열을 DIR에 할당하며, 그런 다음에는 해당 기술 파일이 이 문자열을 ${DIR}로 액세스하게된다. 보통은 명령 행에서 타깃이 매크로 정의 앞에 위치하지만, 그런 순서에 별다른 의미는 없다. 이는 등호(=)표시가 인수를 캐므로 정의로 표시하기 때문이다.</text:p>
      <text:p text:style-name="P9"/>
      <text:p text:style-name="P9">명령 행에서 정의가 여러 단어들로 구성되어 있을 경우, 해당 부분을 작은따옴표(‘’)나 큰따옴표(“”)로 묶어줘야 한다. 물론 이는 단순히 셸 구문의 문제일 뿐이지만, 그렇게 하면 따옴표는 셸이 매크로 정의를 make에 하나의 인수로 전달하도록 보장해 준다. 예를 들어보자,</text:p>
      <text:p text:style-name="P9"/>
      <text:p text:style-name="P9"><text:tab/>$ make jgref “DIR=/usr/proj usr/lib /usr/proj/lib”</text:p>
      <text:p text:style-name="P9"/>
      <text:p text:style-name="P9">또 하나 잊지 말아야 할 것은 본 셸(Bourne Shell)이나 콘 셸(Korn Shell)에서는 아래 예제처럼 매크로를 make명령 이전에 정의할 수도 있다는 점이다.</text:p>
      <text:p text:style-name="P9"/>
      <text:p text:style-name="P9"><text:tab/>$ DIR=/usr/proj make jgref</text:p>
      <text:p text:style-name="P9"/>
      <text:p text:style-name="P9">여기서는 순서에 따라 make가 셸의 정의들을 덮어 쓸 수 있는지 여부에 약간씩 차이가 난다.</text:p>
      <text:p text:style-name="P9"/>
      <text:p text:style-name="P9"/>
      <text:h text:style-name="Heading_20_1" text:outline-level="1">셸 변수</text:h>
      <text:p text:style-name="P9"/>
      <text:p text:style-name="P9">make를 실행할 때 환경 설정을 하는 셸 변수를 기술 파일에서 매크로로 사용할 수 있다. 하지만 한 자 이상의 문자로 구성된 이름일 경우에는 앞에서 설명한 것처럼 괄호나 중괄호를 사용하여 참조해야 한다. 따라서 make를 실행하기 전에 아래 예제처럼 변수 정의를 셸에서 입력한다며,</text:p>
      <text:p text:style-name="P9"/>
      <text:p text:style-name="P9"><text:tab/>$ DIR=/usr/proj; export DIR</text:p>
      <text:p text:style-name="P9"><text:soft-page-break/><text:tab/>$ make jgref</text:p>
      <text:p text:style-name="P9"/>
      <text:p text:style-name="P9">아래와 같이 DIR을 기술 파일에서 사용할 수 있다.</text:p>
      <text:p text:style-name="P9"/>
      <text:p text:style-name="P9"><text:tab/>SRC=${DIR}/src</text:p>
      <text:p text:style-name="P9"><text:tab/>jgref :</text:p>
      <text:p text:style-name="P9"><text:tab/><text:tab/>cd ${DIR}; …</text:p>
      <text:p text:style-name="P9"/>
      <text:p text:style-name="P9">위 명령들은 본 셸은 물론 콘 셸에서도 아무런 문제없이 동작한다. C 셸 사용자는 아래 예제처럼 setenv 명령을 사용하여 셸 변수들을 환경에 추가할 수 있다.</text:p>
      <text:p text:style-name="P9"/>
      <text:p text:style-name="P9"><text:tab/>% setenv DIR /usr/proj</text:p>
      <text:p text:style-name="P9"/>
      <text:p text:style-name="P10">따라서 개발자가 .profile이나 .login 등의 파일에서 설정하거나 혹은 다른 방법을 사용하여 설정한 환경 변수는 모두 기술 파일 내에서 사용할 수 있다.</text:p>
      <text:p text:style-name="P10"/>
      <text:p text:style-name="P10">여기서 한 가지 주의할 점은, 매크로로 사용할 수 있는 이들 환경 변수는 모두 기술파일에서 사용할 수 있는 반면, 동적으로 할당된 셸 변수(‘제4장,명령’의 마지막 부분에서 설명한다)는 사용하는 데 제한이 있다는 점에서 차이가 난다는 사실이다. 동적으로 할당된 셸 변수는 중괄호난 괄호 없이 단지 달러 기호 두 개($$)만으로 표시할 수 있지만, 행이 새로 바면 효력이 없어진다.</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23:13:49.014936260</meta:creation-date>
    <dc:date>2018-04-22T00:57:46.008581756</dc:date>
    <meta:editing-duration>PT49M38S</meta:editing-duration>
    <meta:editing-cycles>10</meta:editing-cycles>
    <meta:generator>LibreOffice/5.1.6.2$Linux_X86_64 LibreOffice_project/10m0$Build-2</meta:generator>
    <meta:document-statistic meta:table-count="0" meta:image-count="0" meta:object-count="0" meta:page-count="5" meta:paragraph-count="92" meta:word-count="3723" meta:character-count="5965" meta:non-whitespace-character-count="4682"/>
  </office:meta>
</office:document-meta>
</file>